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6cm"/>
    </style:style>
    <style:style style:name="co2" style:family="table-column">
      <style:table-column-properties fo:break-before="auto" style:column-width="5.648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5.031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d1d75"/>
    </style:style>
    <style:style style:name="ce4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800080"/>
      <style:text-properties fo:color="#000000"/>
    </style:style>
    <style:style style:name="ce1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polysync_actuator_v_1_2_0_BOM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N11, CON17</text:p>
          </table:table-cell>
          <table:table-cell office:value-type="string" calcext:value-type="string">
            <text:p>2 Position Wire to Board Terminal Block Horizontal with Board 0.400" (10.16mm) Through Hole</text:p>
          </table:table-cell>
          <table:table-cell office:value-type="string" calcext:value-type="string">
            <text:p>Phoenix Contact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773976" calcext:value-type="float">
            <text:p>177397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5761-ND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7.32</text:p>
          </table:table-cell>
        </table:table-row>
        <table:table-row table:style-name="ro2">
          <table:table-cell office:value-type="string" calcext:value-type="string">
            <text:p>CON1, CON2, CON3, CON4, CON5, CON6, CON7, CON8, CON12, CON14, CON16</text:p>
          </table:table-cell>
          <table:table-cell office:value-type="string" calcext:value-type="string">
            <text:p>2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1" office:value-type="string" calcext:value-type="string">
            <text:p>actuator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988956" calcext:value-type="float">
            <text:p>198895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79-ND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4.51</text:p>
          </table:table-cell>
        </table:table-row>
        <table:table-row table:style-name="ro1">
          <table:table-cell office:value-type="string" calcext:value-type="string">
            <text:p>CON1, CON2, CON3</text:p>
          </table:table-cell>
          <table:table-cell office:value-type="string" calcext:value-type="string">
            <text:p>2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2" office:value-type="string" calcext:value-type="string">
            <text:p>gateway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1988956" calcext:value-type="float">
            <text:p>198895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79-ND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CON1, CON2</text:p>
          </table:table-cell>
          <table:table-cell office:value-type="string" calcext:value-type="string">
            <text:p>2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3" office:value-type="string" calcext:value-type="string">
            <text:p>sensor_x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988956" calcext:value-type="float">
            <text:p>198895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79-ND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CON9, CON10, CON13</text:p>
          </table:table-cell>
          <table:table-cell office:value-type="string" calcext:value-type="string">
            <text:p>3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988969" calcext:value-type="float">
            <text:p>1988969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80-ND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83</text:p>
          </table:table-cell>
        </table:table-row>
        <table:table-row table:style-name="ro1">
          <table:table-cell office:value-type="string" calcext:value-type="string">
            <text:p>CON3, CON4</text:p>
          </table:table-cell>
          <table:table-cell office:value-type="string" calcext:value-type="string">
            <text:p>4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988972" calcext:value-type="float">
            <text:p>1988972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81-ND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64</text:p>
          </table:table-cell>
        </table:table-row>
        <table:table-row table:style-name="ro1">
          <table:table-cell office:value-type="string" calcext:value-type="string">
            <text:p>CON15</text:p>
          </table:table-cell>
          <table:table-cell office:value-type="string" calcext:value-type="string">
            <text:p>5 Position Wire to Board Terminal Block 45В° (135В°) Angle with Board 0.138" (3.50mm) Through Hole</text:p>
          </table:table-cell>
          <table:table-cell office:value-type="string" calcext:value-type="string">
            <text:p>Phoenix Contact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88985" calcext:value-type="float">
            <text:p>1988985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1782-ND</text:p>
          </table:table-cell>
          <table:table-cell table:number-columns-repeated="2" office:value-type="string" calcext:value-type="string">
            <text:p>0.97</text:p>
          </table:table-cell>
        </table:table-row>
        <table:table-row table:style-name="ro3">
          <table:table-cell office:value-type="string" calcext:value-type="string">
            <text:p>ADCH, ADCL, COMMUNICATION, POWER, PWML</text:p>
          </table:table-cell>
          <table:table-cell office:value-type="string" calcext:value-type="string">
            <text:p>8 Positions Header, Unshrouded Connector 0.100" (2.54mm) Through Hole Gold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1300811121" calcext:value-type="float">
            <text:p>61300811121</text:p>
          </table:table-cell>
          <table:table-cell office:value-type="string" calcext:value-type="string">
            <text:p>PLS-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21-ND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75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0 Positions Header, Unshrouded Connector 0.100" (2.54mm) Through Hole Gold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1301011121" calcext:value-type="float">
            <text:p>61301011121</text:p>
          </table:table-cell>
          <table:table-cell office:value-type="string" calcext:value-type="string">
            <text:p>PLS-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2670-ND</text:p>
          </table:table-cell>
          <table:table-cell table:number-columns-repeated="2"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XIO</text:p>
          </table:table-cell>
          <table:table-cell office:value-type="string" calcext:value-type="string">
            <text:p>36 Positions Header, Unshrouded Connector 0.100" (2.54mm) Through Hole Gold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1303621121" calcext:value-type="float">
            <text:p>61303621121</text:p>
          </table:table-cell>
          <table:table-cell office:value-type="string" calcext:value-type="string">
            <text:p>PLD-4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09-ND</text:p>
          </table:table-cell>
          <table:table-cell table:number-columns-repeated="2" office:value-type="string" calcext:value-type="string">
            <text:p>1.64</text:p>
          </table:table-cell>
        </table:table-row>
        <table:table-row table:style-name="ro1">
          <table:table-cell office:value-type="string" calcext:value-type="string">
            <text:p>For F3</text:p>
          </table:table-cell>
          <table:table-cell office:value-type="string" calcext:value-type="string">
            <text:p>FUSE AUTO 40A 32VDC BLADE</text:p>
          </table:table-cell>
          <table:table-cell office:value-type="string" calcext:value-type="string">
            <text:p>Littelfuse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257040.PXAPC</text:p>
          </table:table-cell>
          <table:table-cell office:value-type="string" calcext:value-type="string">
            <text:p>0287040.PXC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5952-ND</text:p>
          </table:table-cell>
          <table:table-cell table:number-columns-repeated="2"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For F1</text:p>
          </table:table-cell>
          <table:table-cell office:value-type="string" calcext:value-type="string">
            <text:p>FUSE AUTOMOTIVE 20A 32VDC BLADE</text:p>
          </table:table-cell>
          <table:table-cell office:value-type="string" calcext:value-type="string">
            <text:p>Littelfuse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287020.PXC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F4201-ND</text:p>
          </table:table-cell>
          <table:table-cell table:number-columns-repeated="2"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RELAY2</text:p>
          </table:table-cell>
          <table:table-cell office:value-type="string" calcext:value-type="string">
            <text:p>Automotive Relay SPDT (1 Form C) 12VDC Coil Through Hole</text:p>
          </table:table-cell>
          <table:table-cell office:value-type="string" calcext:value-type="string">
            <text:p>TE Connectivity Potter &amp; Brumfield Relay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432868-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B1040-ND</text:p>
          </table:table-cell>
          <table:table-cell table:number-columns-repeated="2" office:value-type="string" calcext:value-type="string">
            <text:p>3.46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Blue 470nm LED Indication - Discrete 3.2V 0603 (1608 Metric)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50060BS75000</text:p>
          </table:table-cell>
          <table:table-cell office:value-type="string" calcext:value-type="string">
            <text:p>FYLS-0603UB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66-1-ND</text:p>
          </table:table-cell>
          <table:table-cell table:number-columns-repeated="2"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D5, D8</text:p>
          </table:table-cell>
          <table:table-cell office:value-type="string" calcext:value-type="string">
            <text:p>Blue 470nm LED Indication - Discrete 3.2V 0603 (1608 Metric)</text:p>
          </table:table-cell>
          <table:table-cell office:value-type="string" calcext:value-type="string">
            <text:p>Wurth Electronics Inc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060BS75000</text:p>
          </table:table-cell>
          <table:table-cell office:value-type="string" calcext:value-type="string">
            <text:p>FYLS-0603UB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66-1-ND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lue 470nm LED Indication - Discrete 3.2V 0603 (1608 Metric)</text:p>
          </table:table-cell>
          <table:table-cell office:value-type="string" calcext:value-type="string">
            <text:p>Wurth Electronics Inc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060BS75000</text:p>
          </table:table-cell>
          <table:table-cell office:value-type="string" calcext:value-type="string">
            <text:p>FYLS-0603UB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66-1-ND</text:p>
          </table:table-cell>
          <table:table-cell table:number-columns-repeated="2"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D18, D19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060GS75000</text:p>
          </table:table-cell>
          <table:table-cell office:value-type="string" calcext:value-type="string">
            <text:p>KP-1608VGC(A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1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D2, D3, D6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Wurth Electronics Inc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50060GS75000</text:p>
          </table:table-cell>
          <table:table-cell office:value-type="string" calcext:value-type="string">
            <text:p>KP-1608VGC(A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1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Wurth Electronics Inc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50060GS75000</text:p>
          </table:table-cell>
          <table:table-cell office:value-type="string" calcext:value-type="string">
            <text:p>KP-1608VGC(A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1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D17, D20</text:p>
          </table:table-cell>
          <table:table-cell office:value-type="string" calcext:value-type="string">
            <text:p>LED RED CLEAR 0603 SMD</text:p>
          </table:table-cell>
          <table:table-cell office:value-type="string" calcext:value-type="string">
            <text:p>Wurth Electronics In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060RS75000</text:p>
          </table:table-cell>
          <table:table-cell office:value-type="string" calcext:value-type="string">
            <text:p>KP-1608SU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8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D4, D7</text:p>
          </table:table-cell>
          <table:table-cell office:value-type="string" calcext:value-type="string">
            <text:p>LED RED CLEAR 0603 SMD</text:p>
          </table:table-cell>
          <table:table-cell office:value-type="string" calcext:value-type="string">
            <text:p>Wurth Electronics Inc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060RS75000</text:p>
          </table:table-cell>
          <table:table-cell office:value-type="string" calcext:value-type="string">
            <text:p>KP-1608SU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8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D1, D4</text:p>
          </table:table-cell>
          <table:table-cell office:value-type="string" calcext:value-type="string">
            <text:p>LED RED CLEAR 0603 SMD</text:p>
          </table:table-cell>
          <table:table-cell office:value-type="string" calcext:value-type="string">
            <text:p>Wurth Electronics Inc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50060RS75000</text:p>
          </table:table-cell>
          <table:table-cell office:value-type="string" calcext:value-type="string">
            <text:p>KP-1608SU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8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F1, F3</text:p>
          </table:table-cell>
          <table:table-cell office:value-type="string" calcext:value-type="string">
            <text:p>Fuse Holder 80V 1 Circuit Blade PCB</text:p>
          </table:table-cell>
          <table:table-cell office:value-type="string" calcext:value-type="string">
            <text:p>Littelfuse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78.6165.000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F5197-ND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6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68000-206HLF</text:p>
          </table:table-cell>
          <table:table-cell office:value-type="string" calcext:value-type="string">
            <text:p>PLS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256-ND</text:p>
          </table:table-cell>
          <table:table-cell table:number-columns-repeated="2"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6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000-206HLF</text:p>
          </table:table-cell>
          <table:table-cell office:value-type="string" calcext:value-type="string">
            <text:p>PLS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256-ND</text:p>
          </table:table-cell>
          <table:table-cell table:number-columns-repeated="2"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JP2, JP5</text:p>
          </table:table-cell>
          <table:table-cell office:value-type="string" calcext:value-type="string">
            <text:p>8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000-208HLF</text:p>
          </table:table-cell>
          <table:table-cell office:value-type="string" calcext:value-type="string">
            <text:p>PLS-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257-ND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JP2, JP5</text:p>
          </table:table-cell>
          <table:table-cell office:value-type="string" calcext:value-type="string">
            <text:p>8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68000-208HLF</text:p>
          </table:table-cell>
          <table:table-cell office:value-type="string" calcext:value-type="string">
            <text:p>PLS-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257-ND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0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68002-210HLF</text:p>
          </table:table-cell>
          <table:table-cell office:value-type="string" calcext:value-type="string">
            <text:p>PLS-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301-ND</text:p>
          </table:table-cell>
          <table:table-cell table:number-columns-repeated="2" office:value-type="string" calcext:value-type="string">
            <text:p>0.44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0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002-210HLF</text:p>
          </table:table-cell>
          <table:table-cell office:value-type="string" calcext:value-type="string">
            <text:p>PLS-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301-ND</text:p>
          </table:table-cell>
          <table:table-cell table:number-columns-repeated="2" office:value-type="string" calcext:value-type="string">
            <text:p>0.44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6 Position Receptacle Connector 0.100" (2.54mm) Through Hole Gold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68683-303LF</text:p>
          </table:table-cell>
          <table:table-cell office:value-type="string" calcext:value-type="string">
            <text:p>PBD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582-ND</text:p>
          </table:table-cell>
          <table:table-cell table:number-columns-repeated="2" office:value-type="string" calcext:value-type="string">
            <text:p>1.61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6 Position Receptacle Connector 0.100" (2.54mm) Through Hole Gold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683-303LF</text:p>
          </table:table-cell>
          <table:table-cell office:value-type="string" calcext:value-type="string">
            <text:p>PBD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582-ND</text:p>
          </table:table-cell>
          <table:table-cell table:number-columns-repeated="2" office:value-type="string" calcext:value-type="string">
            <text:p>1.61</text:p>
          </table:table-cell>
        </table:table-row>
        <table:table-row table:style-name="ro1">
          <table:table-cell office:value-type="string" calcext:value-type="string">
            <text:p>For JP2</text:p>
          </table:table-cell>
          <table:table-cell office:value-type="string" calcext:value-type="string">
            <text:p>2 (1 x 2) Position Shunt Connector White Open Top 0.100" (2.54mm) Gold or Gold, GXTв„ў</text:p>
          </table:table-cell>
          <table:table-cell office:value-type="string" calcext:value-type="string">
            <text:p>Amphenol FCI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68786-102LF</text:p>
          </table:table-cell>
          <table:table-cell office:value-type="string" calcext:value-type="string">
            <text:p>MJ2-C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121-ND</text:p>
          </table:table-cell>
          <table:table-cell table:number-columns-repeated="2"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For JP6, JP7</text:p>
          </table:table-cell>
          <table:table-cell office:value-type="string" calcext:value-type="string">
            <text:p>2 (1 x 2) Position Shunt Connector White Open Top 0.100" (2.54mm) Gold or Gold, GXTв„ў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786-102LF</text:p>
          </table:table-cell>
          <table:table-cell office:value-type="string" calcext:value-type="string">
            <text:p>MJ2-C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121-ND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For JP6</text:p>
          </table:table-cell>
          <table:table-cell office:value-type="string" calcext:value-type="string">
            <text:p>2 (1 x 2) Position Shunt Connector White Open Top 0.100" (2.54mm) Gold or Gold, GXTв„ў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8786-102LF</text:p>
          </table:table-cell>
          <table:table-cell office:value-type="string" calcext:value-type="string">
            <text:p>MJ2-C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121-ND</text:p>
          </table:table-cell>
          <table:table-cell table:number-columns-repeated="2"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77311-118-02L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609-4434-ND</text:p>
          </table:table-cell>
          <table:table-cell table:number-columns-repeated="2"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JP6, JP7</text:p>
          </table:table-cell>
          <table:table-cell office:value-type="string" calcext:value-type="string">
            <text:p>2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77311-118-02L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609-4434-ND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2 Positions Header, Unshrouded Connector 0.100" (2.54mm) Through Hole Gold or Gold, GXTв„ў</text:p>
          </table:table-cell>
          <table:table-cell office:value-type="string" calcext:value-type="string">
            <text:p>Amphenol FCI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77311-118-02L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609-4434-ND</text:p>
          </table:table-cell>
          <table:table-cell table:number-columns-repeated="2"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 В±30ppm Crystal 18pF 40 Ohm -40В°C ~ 85В°C Surface Mount HC49/US</text:p>
          </table:table-cell>
          <table:table-cell office:value-type="string" calcext:value-type="string">
            <text:p>Abracon LLC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BLS-16.000MHZ-D-4-T</text:p>
          </table:table-cell>
          <table:table-cell office:value-type="string" calcext:value-type="string">
            <text:p>HC49SM-16-30-50-60-16-AT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3436-1-ND</text:p>
          </table:table-cell>
          <table:table-cell table:number-columns-repeated="2"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X1, X2</text:p>
          </table:table-cell>
          <table:table-cell office:value-type="string" calcext:value-type="string">
            <text:p>16MHz В±30ppm Crystal 18pF 40 Ohm -40В°C ~ 85В°C Surface Mount HC49/US</text:p>
          </table:table-cell>
          <table:table-cell office:value-type="string" calcext:value-type="string">
            <text:p>Abracon LLC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BLS-16.000MHZ-D-4-T</text:p>
          </table:table-cell>
          <table:table-cell office:value-type="string" calcext:value-type="string">
            <text:p>HC49SM-16-30-50-60-16-AT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3436-1-ND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 В±30ppm Crystal 18pF 40 Ohm -40В°C ~ 85В°C Surface Mount HC49/US</text:p>
          </table:table-cell>
          <table:table-cell office:value-type="string" calcext:value-type="string">
            <text:p>Abracon LLC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BLS-16.000MHZ-D-4-T</text:p>
          </table:table-cell>
          <table:table-cell office:value-type="string" calcext:value-type="string">
            <text:p>HC49SM-16-30-50-60-16-AT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3436-1-ND</text:p>
          </table:table-cell>
          <table:table-cell table:number-columns-repeated="2" office:value-type="string" calcext:value-type="string">
            <text:p>0.24</text:p>
          </table:table-cell>
        </table:table-row>
        <table:table-row table:style-name="ro1">
          <table:table-cell office:value-type="string" calcext:value-type="string">
            <text:p>D9, D10, D11, D12, D13, D14, D15, D16</text:p>
          </table:table-cell>
          <table:table-cell office:value-type="string" calcext:value-type="string">
            <text:p>Diode Schottky 20V 500mA Surface Mount SOD-123</text:p>
          </table:table-cell>
          <table:table-cell office:value-type="string" calcext:value-type="string">
            <text:p>Diodes Incorporated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0520LW-7-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0520LW-FDICT-ND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56</text:p>
          </table:table-cell>
        </table:table-row>
        <table:table-row table:style-name="ro1">
          <table:table-cell office:value-type="string" calcext:value-type="string">
            <text:p>C25, C28, C31, C34, C37, C40, C43, C46</text:p>
          </table:table-cell>
          <table:table-cell office:value-type="string" calcext:value-type="string">
            <text:p>100pF В±5% 50V Ceramic Capacitor C0G, NP0 0402 (1005 Metric)</text:p>
          </table:table-cell>
          <table:table-cell office:value-type="string" calcext:value-type="string">
            <text:p>Yageo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C0402JRNPO9BN10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1024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</table:table-row>
        <table:table-row table:style-name="ro3">
          <table:table-cell office:value-type="string" calcext:value-type="string">
            <text:p>C3, C4, C7, C8, C11, C12, C19, C20, C21, C22, C23, C24</text:p>
          </table:table-cell>
          <table:table-cell office:value-type="string" calcext:value-type="string">
            <text:p>0.10ВµF В±10% 100V Ceramic Capacitor X7R 0805 (2012 Metric)</text:p>
          </table:table-cell>
          <table:table-cell office:value-type="string" calcext:value-type="string">
            <text:p>Samsung Electro-Mechanics America,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L21B104KCFNNN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6840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</table:table-row>
        <table:table-row table:style-name="ro3">
          <table:table-cell office:value-type="string" calcext:value-type="string">
            <text:p>C1, C2, C5, C6, C9, C10, C13, C14, C15, C16, C17, C18</text:p>
          </table:table-cell>
          <table:table-cell office:value-type="string" calcext:value-type="string">
            <text:p>1ВµF В±10% 100V Ceramic Capacitor X7R 1206 (3216 Metric)</text:p>
          </table:table-cell>
          <table:table-cell office:value-type="string" calcext:value-type="string">
            <text:p>Samsung Electro-Mechanics America,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L31B105KCHNNN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1838-1-ND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3.48</text:p>
          </table:table-cell>
        </table:table-row>
        <table:table-row table:style-name="ro1">
          <table:table-cell office:value-type="string" calcext:value-type="string">
            <text:p>Q1, Q2, Q3, Q4, Q5, Q6, Q7, Q8</text:p>
          </table:table-cell>
          <table:table-cell office:value-type="string" calcext:value-type="string">
            <text:p>MOSFET N-CH 60V 50A 8SON</text:p>
          </table:table-cell>
          <table:table-cell office:value-type="string" calcext:value-type="string">
            <text:p>Texas Instrum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SD18537NQ5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36455-1-ND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RELAY1</text:p>
          </table:table-cell>
          <table:table-cell office:value-type="string" calcext:value-type="string">
            <text:p>General Purpose Relay DPDT (2 Form C) Surface Mount</text:p>
          </table:table-cell>
          <table:table-cell office:value-type="string" calcext:value-type="string">
            <text:p>Kemet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EE2-5NU-L</text:p>
          </table:table-cell>
          <table:table-cell office:value-type="string" calcext:value-type="string">
            <text:p>G6S2F5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017-1-ND</text:p>
          </table:table-cell>
          <table:table-cell table:number-columns-repeated="2" office:value-type="string" calcext:value-type="string">
            <text:p>1.91</text:p>
          </table:table-cell>
        </table:table-row>
        <table:table-row table:style-name="ro1">
          <table:table-cell office:value-type="string" calcext:value-type="string">
            <text:p>RELAY1</text:p>
          </table:table-cell>
          <table:table-cell office:value-type="string" calcext:value-type="string">
            <text:p>General Purpose Relay DPDT (2 Form C) Surface Mount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EE2-5NU-L</text:p>
          </table:table-cell>
          <table:table-cell office:value-type="string" calcext:value-type="string">
            <text:p>G6S2F5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017-1-ND</text:p>
          </table:table-cell>
          <table:table-cell table:number-columns-repeated="2" office:value-type="string" calcext:value-type="string">
            <text:p>1.91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RES SMD 0.3 OHM 1% 1/6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RJ-2BQFR3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.30AKCT-ND</text:p>
          </table:table-cell>
          <table:table-cell table:number-columns-repeated="2"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 SMD 0.3 OHM 1% 1/6W 0402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RJ-2BQFR3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.30AKCT-ND</text:p>
          </table:table-cell>
          <table:table-cell table:number-columns-repeated="2"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 SMD 0.3 OHM 1% 1/6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BQFR3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.30AKCT-ND</text:p>
          </table:table-cell>
          <table:table-cell table:number-columns-repeated="2"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R106, R107, R108, R109, R110</text:p>
          </table:table-cell>
          <table:table-cell office:value-type="string" calcext:value-type="string">
            <text:p>RES SMD 0.0OHM JUMPER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ERJ-2GE0R0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0.0J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R3, R15, R16, R19, R20</text:p>
          </table:table-cell>
          <table:table-cell office:value-type="string" calcext:value-type="string">
            <text:p>RES SMD 0.0OHM JUMPER 1/10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ERJ-2GE0R0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0.0J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</table:table-row>
        <table:table-row table:style-name="ro4">
          <table:table-cell office:value-type="string" calcext:value-type="string">
            <text:p>R36, R37, R38, R39, R40, R41, R42, R43, R44, R51, R52, R53, R54, R55, R56, R58, R59, R60, R63, R64, R68, R69, R70, R71, R72, R73, R74, R75, R76, R83, R84, R85, R86, R87, R88, R90, R91, R92, R95, R96, R97, R98, R99, R100, R103, R116, R117, R119</text:p>
          </table:table-cell>
          <table:table-cell office:value-type="string" calcext:value-type="string">
            <text:p>RES SMD 1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RJ-2RKF1001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.0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string" calcext:value-type="string">
            <text:p>R4, R5, R6, R7, R10, R11, R12</text:p>
          </table:table-cell>
          <table:table-cell office:value-type="string" calcext:value-type="string">
            <text:p>RES SMD 1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RJ-2RKF1001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.0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R1, R4, R5, R6, R7</text:p>
          </table:table-cell>
          <table:table-cell office:value-type="string" calcext:value-type="string">
            <text:p>RES SMD 1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RJ-2RKF1001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.0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</table:table-row>
        <table:table-row table:style-name="ro3">
          <table:table-cell office:value-type="string" calcext:value-type="string">
            <text:p>R1, R2, R13, R14, R17, R18, R19, R20, R104, R121</text:p>
          </table:table-cell>
          <table:table-cell office:value-type="string" calcext:value-type="string">
            <text:p>RES SMD 10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RJ-2RKF10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0.0KLCT-ND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, R3, R9, R16, R17, R18, R19, R20, R21, R22</text:p>
          </table:table-cell>
          <table:table-cell office:value-type="string" calcext:value-type="string">
            <text:p>RES SMD 10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RJ-2RKF10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0.0KLCT-ND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 R9, R11, R17, R18, R23</text:p>
          </table:table-cell>
          <table:table-cell office:value-type="string" calcext:value-type="string">
            <text:p>RES SMD 10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ERJ-2RKF10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0.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</table:table-row>
        <table:table-row table:style-name="ro2">
          <table:table-cell office:value-type="string" calcext:value-type="string">
            <text:p>R33, R34, R35, R45, R46, R47, R48, R49, R50, R57, R61, R62, R65, R66, R67, R77, R78, R79, R80, R81, R82, R89, R93, R94</text:p>
          </table:table-cell>
          <table:table-cell office:value-type="string" calcext:value-type="string">
            <text:p>RES SMD 100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ERJ-2RKF1003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RES SMD 120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RJ-2RKF120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20LCT-ND</text:p>
          </table:table-cell>
          <table:table-cell table:number-columns-repeated="2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3, R15</text:p>
          </table:table-cell>
          <table:table-cell office:value-type="string" calcext:value-type="string">
            <text:p>RES SMD 120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RKF120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20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 SMD 120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RKF1200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20LCT-ND</text:p>
          </table:table-cell>
          <table:table-cell table:number-columns-repeated="2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05, R120</text:p>
          </table:table-cell>
          <table:table-cell office:value-type="string" calcext:value-type="string">
            <text:p>RES SMD 47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RKF47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47.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R1, R14</text:p>
          </table:table-cell>
          <table:table-cell office:value-type="string" calcext:value-type="string">
            <text:p>RES SMD 47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RKF47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47.0KL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 SMD 47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RJ-2RKF4702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47.0KLCT-ND</text:p>
          </table:table-cell>
          <table:table-cell table:number-columns-repeated="2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RES SMD 5.1K OHM 1% 1/10W 0402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RJ-2RKF5101X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5.10KLCT-ND</text:p>
          </table:table-cell>
          <table:table-cell table:number-columns-repeated="2"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3, R4, R5, R6, R21, R22, R23, R24</text:p>
          </table:table-cell>
          <table:table-cell office:value-type="string" calcext:value-type="string">
            <text:p>RES SMD 100 OHM 1% 1/8W 0805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RJ-6ENF1000V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100C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R9, R10, R15, R16, R29, R30, R31, R32</text:p>
          </table:table-cell>
          <table:table-cell office:value-type="string" calcext:value-type="string">
            <text:p>RES SMD 0.0 OHM JUMPER 1/8W 0805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RJ-6GEY0R00V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R7, R8, R11, R12, R25, R26, R27, R28</text:p>
          </table:table-cell>
          <table:table-cell office:value-type="string" calcext:value-type="string">
            <text:p>RES SMD 0.02 OHM 1% 1W 1206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RJ-8CWFR020V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0.02BVCT-ND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string" calcext:value-type="string">
            <text:p>C52, C53</text:p>
          </table:table-cell>
          <table:table-cell office:value-type="string" calcext:value-type="string">
            <text:p>22pF В±5% 50V Ceramic Capacitor C0G, NP0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RM1555C1H220JA01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11382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C4, C5, C7, C8</text:p>
          </table:table-cell>
          <table:table-cell office:value-type="string" calcext:value-type="string">
            <text:p>22pF В±5% 50V Ceramic Capacitor C0G, NP0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RM1555C1H220JA01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11382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4, C7</text:p>
          </table:table-cell>
          <table:table-cell office:value-type="string" calcext:value-type="string">
            <text:p>22pF В±5% 50V Ceramic Capacitor C0G, NP0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RM1555C1H220JA01J</text:p>
          </table:table-cell>
          <table:table-cell office:value-type="string" calcext:value-type="string">
            <text:p>CC0402JRNPO9BN2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1382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</table:table-row>
        <table:table-row table:style-name="ro2">
          <table:table-cell office:value-type="string" calcext:value-type="string">
            <text:p>C26, C27, C29, C30, C32, C33, C35, C36, C38, C39, C41, C42, C44, C45, C47, C48, C49, C51</text:p>
          </table:table-cell>
          <table:table-cell office:value-type="string" calcext:value-type="string">
            <text:p>0.10ВµF В±10% 100V Ceramic Capacitor X5R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GRM155R62A104KE14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10458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C1, C2, C6, C9</text:p>
          </table:table-cell>
          <table:table-cell office:value-type="string" calcext:value-type="string">
            <text:p>0.10ВµF В±10% 16V Ceramic Capacitor X7R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RM155R71C104KA88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6328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1, C2, C6, C8</text:p>
          </table:table-cell>
          <table:table-cell office:value-type="string" calcext:value-type="string">
            <text:p>0.10ВµF В±10% 16V Ceramic Capacitor X7R 0402 (1005 Metric)</text:p>
          </table:table-cell>
          <table:table-cell office:value-type="string" calcext:value-type="string">
            <text:p>Murata Electronics North America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RM155R71C104KA88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6328-1-ND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5, C9, C19</text:p>
          </table:table-cell>
          <table:table-cell office:value-type="string" calcext:value-type="string">
            <text:p>10ВµF В±10% 10V Ceramic Capacitor X7R 0805 (2012 Metric)</text:p>
          </table:table-cell>
          <table:table-cell office:value-type="string" calcext:value-type="string">
            <text:p>Taiyo Yuden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MK212B7106KG-TD</text:p>
          </table:table-cell>
          <table:table-cell office:value-type="string" calcext:value-type="string">
            <text:p>CC0805KKX7R6BB1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668-1-ND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CAN Controller CAN 2.0 SPI Interface 18-SOIC</text:p>
          </table:table-cell>
          <table:table-cell office:value-type="string" calcext:value-type="string">
            <text:p>Microchip Technology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CP2515-I/SO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15-I/SO-ND</text:p>
          </table:table-cell>
          <table:table-cell table:number-columns-repeated="2" office:value-type="string" calcext:value-type="string">
            <text:p>1.82</text:p>
          </table:table-cell>
        </table:table-row>
        <table:table-row table:style-name="ro1">
          <table:table-cell office:value-type="string" calcext:value-type="string">
            <text:p>U2, U5</text:p>
          </table:table-cell>
          <table:table-cell office:value-type="string" calcext:value-type="string">
            <text:p>CAN Controller CAN 2.0 SPI Interface 18-SOIC</text:p>
          </table:table-cell>
          <table:table-cell office:value-type="string" calcext:value-type="string">
            <text:p>Microchip Technology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CP2515-I/SO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15-I/SO-ND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6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N Controller CAN 2.0 SPI Interface 18-SOIC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CP2515-I/SO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15-I/SO-ND</text:p>
          </table:table-cell>
          <table:table-cell table:number-columns-repeated="2" office:value-type="string" calcext:value-type="string">
            <text:p>1.82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1/1 Transceiver Half CAN 8-SOIC</text:p>
          </table:table-cell>
          <table:table-cell office:value-type="string" calcext:value-type="string">
            <text:p>Microchip Technology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CP2551-I/S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51-I/SN-ND</text:p>
          </table:table-cell>
          <table:table-cell table:number-columns-repeated="2"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U1, U3</text:p>
          </table:table-cell>
          <table:table-cell office:value-type="string" calcext:value-type="string">
            <text:p>1/1 Transceiver Half CAN 8-SOIC</text:p>
          </table:table-cell>
          <table:table-cell office:value-type="string" calcext:value-type="string">
            <text:p>Microchip Technology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CP2551-I/S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51-I/SN-ND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2.0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/1 Transceiver Half CAN 8-SOIC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CP2551-I/SN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2551-I/SN-ND</text:p>
          </table:table-cell>
          <table:table-cell table:number-columns-repeated="2"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2 Bit Digital to Analog Converter 2 14-TSSOP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CP4922T-E/S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CP4922T-E/STCT-ND</text:p>
          </table:table-cell>
          <table:table-cell table:number-columns-repeated="2" office:value-type="string" calcext:value-type="string">
            <text:p>2.62</text:p>
          </table:table-cell>
        </table:table-row>
        <table:table-row table:style-name="ro1">
          <table:table-cell office:value-type="string" calcext:value-type="string">
            <text:p>U5, U6, U7, U8, U9, U10, U11, U12</text:p>
          </table:table-cell>
          <table:table-cell office:value-type="string" calcext:value-type="string">
            <text:p>General Purpose Amplifier 1 Circuit Rail-to-Rail SOT-23-5</text:p>
          </table:table-cell>
          <table:table-cell office:value-type="string" calcext:value-type="string">
            <text:p>Texas Instrum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PA170AIDBV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29496-1-ND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1.28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OSFET N-CH 20V 0.2A EMT3</text:p>
          </table:table-cell>
          <table:table-cell office:value-type="string" calcext:value-type="string">
            <text:p>Rohm Semiconductor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E1C002UNTC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RE1C002UNTCLCT-ND</text:p>
          </table:table-cell>
          <table:table-cell table:number-columns-repeated="2"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OSFET N-CH 20V 0.2A EMT3</text:p>
          </table:table-cell>
          <table:table-cell office:value-type="string" calcext:value-type="string">
            <text:p>Rohm Semiconductor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E1C002UNTC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RE1C002UNTCLCT-ND</text:p>
          </table:table-cell>
          <table:table-cell table:number-columns-repeated="2"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CON4 </text:p>
          </table:table-cell>
          <table:table-cell office:value-type="string" calcext:value-type="string">
            <text:p>CONN HEADER PH SIDE 8POS 2MM SMD</text:p>
          </table:table-cell>
          <table:table-cell office:value-type="string" calcext:value-type="string">
            <text:p>JST Sales America Inc.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8B-PH-SM4-TB(LF)(SN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55-1755-1-ND</text:p>
          </table:table-cell>
          <table:table-cell table:number-columns-repeated="2"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C BUFF/DVR TRI-ST DUAL 20TSSOP</text:p>
          </table:table-cell>
          <table:table-cell office:value-type="string" calcext:value-type="string">
            <text:p>Texas Instrum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AC241PW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4309-1-ND</text:p>
          </table:table-cell>
          <table:table-cell table:number-columns-repeated="2"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C SWITCH BUS DUAL FET 8-SOIC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N74CBT3306CD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19215-1-ND</text:p>
          </table:table-cell>
          <table:table-cell table:number-columns-repeated="2"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L1, L2, L3, L4, L5, L6, L7, L8</text:p>
          </table:table-cell>
          <table:table-cell office:value-type="string" calcext:value-type="string">
            <text:p>2.2ВµH Shielded Wirewound Inductor 10A 12 mOhm Max Nonstandard</text:p>
          </table:table-cell>
          <table:table-cell office:value-type="string" calcext:value-type="string">
            <text:p>Bourns Inc.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RP7050TA-2R2M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RP7050TA-2R2MCT-ND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9.44</text:p>
          </table:table-cell>
        </table:table-row>
        <table:table-row table:style-name="ro1">
          <table:table-cell office:value-type="string" calcext:value-type="string">
            <text:p>Q9, Q11, Q12</text:p>
          </table:table-cell>
          <table:table-cell office:value-type="string" calcext:value-type="string">
            <text:p>MOSFET N-CH 60V 6A</text:p>
          </table:table-cell>
          <table:table-cell office:value-type="string" calcext:value-type="string">
            <text:p>Toshiba Semiconductor and Storage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SM3K341R,LF</text:p>
          </table:table-cell>
          <table:table-cell office:value-type="string" calcext:value-type="string">
            <text:p>~NTR5198NLT1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M3K341RLFCT-ND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3ВµF В±10% Molded Tantalum Capacitors 10V 1206 (3216 Metric) 1.7 Ohm</text:p>
          </table:table-cell>
          <table:table-cell office:value-type="string" calcext:value-type="string">
            <text:p>AVX Corporation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JA336K010RN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78-8882-1-ND</text:p>
          </table:table-cell>
          <table:table-cell table:number-columns-repeated="2"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3ВµF В±10% Molded Tantalum Capacitors 10V 1206 (3216 Metric) 1.7 Ohm</text:p>
          </table:table-cell>
          <table:table-cell office:value-type="string" calcext:value-type="string">
            <text:p>AVX Corporation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JA336K010RN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78-8882-1-ND</text:p>
          </table:table-cell>
          <table:table-cell table:number-columns-repeated="2"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3ВµF В±10% Molded Tantalum Capacitors 10V 1206 (3216 Metric) 1.7 Ohm</text:p>
          </table:table-cell>
          <table:table-cell office:value-type="string" calcext:value-type="string">
            <text:p>AVX Corporation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AJA336K010RNJ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78-8882-1-ND</text:p>
          </table:table-cell>
          <table:table-cell table:number-columns-repeated="2"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Linear Voltage Regulator IC Positive Fixed 1 Output 5V 750mA DDPAK/TO-263-3</text:p>
          </table:table-cell>
          <table:table-cell office:value-type="string" calcext:value-type="string">
            <text:p>Texas Instrum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L750M05CKTTR</text:p>
          </table:table-cell>
          <table:table-cell office:value-type="string" calcext:value-type="string">
            <text:p>MC7805ACD2T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0776-1-ND</text:p>
          </table:table-cell>
          <table:table-cell table:number-columns-repeated="2" office:value-type="string" calcext:value-type="string">
            <text:p>1.47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inear Voltage Regulator IC Positive Fixed 1 Output 5V 750mA DDPAK/TO-263-3</text:p>
          </table:table-cell>
          <table:table-cell office:value-type="string" calcext:value-type="string">
            <text:p>Texas Instruments</text:p>
          </table:table-cell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TL750M05CKTTR</text:p>
          </table:table-cell>
          <table:table-cell office:value-type="string" calcext:value-type="string">
            <text:p>MC7805ACD2T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0776-1-ND</text:p>
          </table:table-cell>
          <table:table-cell table:number-columns-repeated="2" office:value-type="string" calcext:value-type="string">
            <text:p>1.47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inear Voltage Regulator IC Positive Fixed 1 Output 5V 750mA DDPAK/TO-263-3</text:p>
          </table:table-cell>
          <table:table-cell office:value-type="string" calcext:value-type="string">
            <text:p>Texas Instruments</text:p>
          </table:table-cell>
          <table:table-cell table:style-name="ce3" office:value-type="string" calcext:value-type="string">
            <text:p>sensor_x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TL750M05CKTTR</text:p>
          </table:table-cell>
          <table:table-cell office:value-type="string" calcext:value-type="string">
            <text:p>MC7805ACD2T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0776-1-ND</text:p>
          </table:table-cell>
          <table:table-cell table:number-columns-repeated="2" office:value-type="string" calcext:value-type="string">
            <text:p>1.47</text:p>
          </table:table-cell>
        </table:table-row>
        <table:table-row table:style-name="ro1">
          <table:table-cell office:value-type="string" calcext:value-type="string">
            <text:p>U1, U2, U3, U4</text:p>
          </table:table-cell>
          <table:table-cell office:value-type="string" calcext:value-type="string">
            <text:p>Low-Side Gate Driver IC Non-Inverting 8-SOIC</text:p>
          </table:table-cell>
          <table:table-cell office:value-type="string" calcext:value-type="string">
            <text:p>Texas Instrument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CC27524D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30129-1-ND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7.76</text:p>
          </table:table-cell>
        </table:table-row>
        <table:table-row table:style-name="ro1"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Diode Standard 100V 1A Surface Mount SMA</text:p>
          </table:table-cell>
          <table:table-cell office:value-type="string" calcext:value-type="string">
            <text:p>Diodes Incorporated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US1B-13-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US1B-FDICT-ND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3.36</text:p>
          </table:table-cell>
        </table:table-row>
        <table:table-row table:style-name="ro1">
          <table:table-cell office:value-type="string" calcext:value-type="string">
            <text:p>RELAY3</text:p>
          </table:table-cell>
          <table:table-cell office:value-type="string" calcext:value-type="string">
            <text:p>Relay Socket Through Hole</text:p>
          </table:table-cell>
          <table:table-cell office:value-type="string" calcext:value-type="string">
            <text:p>TE Connectivity Potter &amp; Brumfield Relays</text:p>
          </table:table-cell>
          <table:table-cell table:style-name="ce1" office:value-type="string" calcext:value-type="string">
            <text:p>actuato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VCF4-100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PB232-ND</text:p>
          </table:table-cell>
          <table:table-cell table:number-columns-repeated="2" office:value-type="string" calcext:value-type="string">
            <text:p>1.8</text:p>
          </table:table-cell>
        </table:table-row>
        <table:table-row table:style-name="ro1" table:number-rows-repeated="10484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polysync_actuator_v_1_2_0_BOM.A1:polysync_actuator_v_1_2_0_BOM.K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 style:data-style-name="N2" text:time-value="01:55:05.6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2T17:53:02.575000000</dc:date>
    <meta:editing-duration>PT15H24M6S</meta:editing-duration>
    <meta:editing-cycles>14</meta:editing-cycles>
    <meta:generator>LibreOffice/6.4.2.2$Windows_X86_64 LibreOffice_project/4e471d8c02c9c90f512f7f9ead8875b57fcb1ec3</meta:generator>
    <meta:document-statistic meta:table-count="1" meta:cell-count="1035" meta:object-count="0"/>
  </office:meta>
</office:document-meta>
</file>